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49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 table:number-rows-repeated="3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 table:number-rows-repeated="2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 table:number-rows-repeated="3">
          <table:table-cell table:style-name="ce70" table:number-columns-repeated="255"/>
          <table:table-cell/>
        </table:table-row>
        <table:table-row table:style-name="ro1" table:number-rows-repeated="9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 table:number-rows-repeated="11">
          <table:table-cell table:style-name="ce70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6">
            <text:p>6</text:p>
          </table:table-cell>
          <table:table-cell table:style-name="ce174" table:formula="of:=COUNTIF([.N$7:.N$979];[.$L1])" office:value-type="float" office:value="6">
            <text:p>6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15">
          <table:table-cell table:style-name="ce137" office:value-type="float" office:value="1">
            <text:p>001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number-columns-repeated="1009"/>
        </table:table-row>
        <table:table-row table:style-name="ro19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0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8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0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8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h.ly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3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9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 table:number-rows-repeated="17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3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8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1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001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</text:span><text:span text:style-name="T2">Explorer</text:span></text:p>
            <text:p>- Select <text:span text:style-name="T2">Site </text:span><text:span text:style-name="T2">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 table:number-columns-repeated="4"/>
          <table:table-cell table:number-columns-repeated="1009"/>
        </table:table-row>
        <table:table-row table:style-name="ro19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question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question</text:p>
          </table:table-cell>
          <table:table-cell table:style-name="ce52" office:value-type="string">
            <text:p>Step 2: Attach file for question</text:p>
          </table:table-cell>
          <table:table-cell table:style-name="ce52" office:value-type="string">
            <text:p>- Edit question above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5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</text:span><text:span text:style-name="T2">Profile</text:span></text:p>
            <text:p>- Click on <text:span text:style-name="T2">Change </text:span><text:span text:style-name="T2">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5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001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</text:span><text:span text:style-name="T2">Content </text:span><text:span text:style-name="T2">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15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001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</text:span><text:span text:style-name="T2">Space</text:span></text:p>
            <text:p>- Click on <text:span text:style-name="T2">Add new </text:span><text:span text:style-name="T2">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3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9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 table:number-rows-repeated="17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3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8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1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3_0_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number-columns-repeated="1016" table:default-cell-style-name="Default"/>
        <table:table-row table:style-name="ro1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0">
            <text:p>0</text:p>
          </table:table-cell>
          <table:table-cell table:style-name="ce174" table:formula="of:=COUNTIF([.N$7:.N$979];[.$L1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1">
          <table:table-cell table:style-name="ce137" office:value-type="float" office:value="1">
            <text:p>001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001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178" office:value-type="string">
            <text:p>Step 1: Add new category</text:p>
          </table:table-cell>
          <table:table-cell table:style-name="ce178" office:value-type="string">
            <text:p>- Login by admin</text:p>
            <text:p>- Go to intranet site</text:p>
            <text:p>- Go to forum page</text:p>
            <text:p>- Click on <text:span text:style-name="T2">Add </text:span><text:span text:style-name="T2">Category</text:span></text:p>
            <text:p>- Put category's title</text:p>
            <text:p>- Click<text:span text:style-name="T2"> Save</text:span></text:p>
          </table:table-cell>
          <table:table-cell table:style-name="ce178" office:value-type="string">
            <text:p>New category is created successfully</text:p>
          </table:table-cell>
          <table:table-cell table:style-name="ce178" office:value-type="string">
            <text:p>High</text:p>
          </table:table-cell>
          <table:table-cell table:style-name="ce178" office:value-type="string">
            <text:p>PLF-1624</text:p>
            <text:p>CCP-969</text:p>
          </table:table-cell>
          <table:table-cell table:style-name="ce178" office:value-type="string">
            <text:p>Style for content of post is not applied</text:p>
          </table:table-cell>
          <table:table-cell table:style-name="ce178" table:number-columns-repeated="1013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2: Add new forum</text:p>
          </table:table-cell>
          <table:table-cell table:style-name="ce178"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table:style-name="ce178" office:value-type="string">
            <text:p>New forum is created successfully</text:p>
          </table:table-cell>
          <table:table-cell table:style-name="ce178" office:value-type="string">
            <text:p>High</text:p>
          </table:table-cell>
          <table:table-cell table:style-name="ce178" table:number-columns-repeated="1015"/>
        </table:table-row>
        <table:table-row table:style-name="ro22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3: Add new topic with BBCode</text:p>
          </table:table-cell>
          <table:table-cell table:style-name="ce178" office:value-type="string">
            <text:p>- Select Forum above</text:p>
            <text:p>- Click on<text:span text:style-name="T2"> </text:span><text:span text:style-name="T2">Start Topic</text:span></text:p>
            <text:p><text:span text:style-name="T3">- Put topic's </text:span><text:span text:style-name="T3">title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size=+2]this </text:span><text:span text:style-name="T3">text is two </text:span><text:span text:style-name="T3">sizes larger </text:span><text:span text:style-name="T3">than </text:span><text:span text:style-name="T3">norm[/size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table:style-name="ce178" office:value-type="string">
            <text:p>- New topic is created successfully.</text:p>
            <text:p>- The text with BBCode is <text:span text:style-name="T3">two sizes </text:span><text:span text:style-name="T3">larger than </text:span><text:span text:style-name="T3">normal.</text:span></text:p>
          </table:table-cell>
          <table:table-cell table:style-name="ce178" office:value-type="string">
            <text:p>High</text:p>
          </table:table-cell>
          <table:table-cell table:style-name="ce178" table:number-columns-repeated="1015"/>
        </table:table-row>
        <table:table-row table:style-name="ro22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4: Add new post with BBCode</text:p>
          </table:table-cell>
          <table:table-cell table:style-name="ce178" office:value-type="string">
            <text:p>- Select Topic above</text:p>
            <text:p>- Click on<text:span text:style-name="T2"> </text:span><text:span text:style-name="T2">Post Reply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font=courier]t</text:span><text:span text:style-name="T3">his text is in </text:span><text:span text:style-name="T3">the courier </text:span><text:span text:style-name="T3">font[/font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table:style-name="ce178" office:value-type="string">
            <text:p>- New post is added successfully.</text:p>
            <text:p>- The text with BBCode is in the courier font</text:p>
          </table:table-cell>
          <table:table-cell table:style-name="ce178" office:value-type="string">
            <text:p>High</text:p>
          </table:table-cell>
          <table:table-cell table:style-name="ce178" table:number-columns-repeated="1015"/>
        </table:table-row>
        <table:table-row table:style-name="ro23" table:number-rows-repeated="11">
          <table:table-cell table:style-name="ce178"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09:4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7-11T09:40:30</dc:date>
    <meta:print-date>2008-06-17T00:45:47</meta:print-date>
    <dc:language>en-US</dc:language>
    <meta:editing-cycles>903</meta:editing-cycles>
    <meta:editing-duration>PT358H08M37S</meta:editing-duration>
    <meta:document-statistic meta:table-count="6" meta:cell-count="434" meta:object-count="1"/>
    <meta:user-defined meta:name="Info 1"/>
    <meta:user-defined meta:name="Info 2"/>
    <meta:user-defined meta:name="Info 3"/>
    <meta:user-defined meta:name="Info 4"/>
  </office:meta>
</office:document-meta>
</file>